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ctionDefinitionBuilder.buildWidgetDefinition( Element widgetElement , WidgetDefinitionBuilder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ctionDefinitionBuilder.setupDefinition( Element widgetElement , ActionDefinition definition , WidgetDefinitionBuilderContext contex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